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4B0000004B71E714CCFBF7EBED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paragraph-rsid="0000723c"/>
    </style:style>
    <style:style style:name="P2" style:family="paragraph" style:parent-style-name="Standard" style:master-page-name="First_20_Page">
      <style:paragraph-properties style:page-number="auto"/>
    </style:style>
    <style:style style:name="P3" style:family="paragraph" style:parent-style-name="Standard">
      <style:paragraph-properties fo:text-align="center" style:justify-single-word="false"/>
      <style:text-properties fo:font-size="18pt" officeooo:rsid="0000723c" officeooo:paragraph-rsid="0000723c" style:font-size-asian="15.75pt" style:font-size-complex="18pt"/>
    </style:style>
    <style:style style:name="P4" style:family="paragraph" style:parent-style-name="Standard">
      <style:paragraph-properties fo:text-align="start" style:justify-single-word="false"/>
      <style:text-properties fo:font-size="12pt" officeooo:rsid="0000723c" officeooo:paragraph-rsid="0000723c" style:font-size-asian="10.5pt" style:font-size-complex="12pt"/>
    </style:style>
    <style:style style:name="P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paragraph-properties fo:margin-top="0cm" fo:margin-bottom="0cm" style:contextual-spacing="false" fo:line-height="138%" fo:break-before="pag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8" style:family="paragraph" style:parent-style-name="Text_20_body">
      <style:text-properties fo:font-weight="normal"/>
    </style:style>
    <style:style style:name="T1" style:family="text">
      <style:text-properties style:font-name="Arial" fo:font-size="11pt"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Standard"/>
      <text:p text:style-name="P3">Laboratorio de Datos</text:p>
      <text:p text:style-name="P3">Trabajo Práctico 01</text:p>
      <text:p text:style-name="P3"/>
      <text:p text:style-name="P3"/>
      <text:p text:style-name="P4"><text:s text:c="2"/>Grupo: DUBA</text:p>
      <text:p text:style-name="P4"><text:s text:c="2"/>Integrantes: Pablo Fernández, Tomás Schmidt, Ulises Ombrosi</text:p>
      <text:p text:style-name="P6"><text:bookmark text:name="docs-internal-guid-8997d373-7fff-c7c4-6455-f52db411576d"/>P = tabla padron</text:p>
      <text:p text:style-name="P5">L = tabla localidades_sensales </text:p>
      <text:p text:style-name="P5">DD = Tabla Diccionario deptos</text:p>
      <text:p text:style-name="P5">DC = Tabla Diccionario de clases </text:p>
      <text:p text:style-name="P5">S = Tabla Salarios</text:p>
      <text:p text:style-name="P8"><text:line-break/><text:line-break/><text:line-break/></text:p>
      <text:p text:style-name="P5">Sección Decisiones tomadas, que explique las mismas en el caso de que hayan</text:p>
      <text:p text:style-name="P5">tenido que tomar alguna</text:p>
      <text:p text:style-name="P5">Una decisión controversial tomada fue eliminar los valores NC(Nan) del atributo “establecimiento” en la tabla padrón. Tomamos esta decisión, ya que necesitábamos una PK para P</text:p>
      <text:p text:style-name="P5">y no encontrábamos ninguna viable,que no sea incluir una gran cantidad de atributos. De esta manera los atributos “establecimiento+ + “razon social” formaban PK. </text:p>
      <text:p text:style-name="P5">Dicho esto, creemos que esta decisión no fue la mejor por algunas razones. Primero a través de una consulta de SQL, nos dimos cuenta que al eliminar las filas con establecimientos NC, eliminamos TODOS los registros de CABA y Tierra el fuego.Luego también eliminar más de 100 casos, solo para encontrar una PK viable, no nos parece razón suficiente para justificar la eliminación de tantos datos viables. Por lo tanto esta decisión creemos que no fue la mejor y que habían alternativas mejores. Una alternativa podría haber sido crear una columna con índices que sirva como PK. </text:p>
      <text:p text:style-name="Text_20_body"/>
      <text:p text:style-name="P5">2) Un compilación  que tuvimos fue para vincular la tabla P con la tabla S con respecto a la actividad asociada a cada rubro, ya que cada rubro estaba asociada a más de una actividad, entonces </text:p>
      <text:p text:style-name="Text_20_body"/>
      <text:p text:style-name="P5">-tabla rubro de Uli</text:p>
      <text:p text:style-name="P5">-Limpiar deptos, cambiar por provincias y luego el resto desecharlo</text:p>
      <text:p text:style-name="P7">–<text:span text:style-name="T1">99 de salario</text:span></text:p>
      <text:p text:style-name="P5">-2 filas mal subidas</text:p>
      <text:p text:style-name="P8"><text:line-break/><text:line-break/><text:line-break/><text:line-break/></text:p>
      <text:p text:style-name="P5">Sección Procesamiento de Datos, que explique las transformaciones que tuvieron</text:p>
      <text:p text:style-name="P5">que realizar a los datos (procesos para normalizar -ejercicios b,c,d, e y f-) y</text:p>
      <text:p text:style-name="P5">documentación del DER resultante. Aquí deben incluir la descripción realizada del</text:p>
      <text:p text:style-name="P5">trabajo de curado de datos (ejercicio h)</text:p>
      <text:p text:style-name="Text_20_body"/>
      <text:p text:style-name="P5"><text:soft-page-break/>Respuesta b) En este ejercicio debíamos decidir si las tablas estaban en primera forma normal( 1FN) o no. Retomando la definición, un esquema se encuentra en 1FN si y sólo si se prohíbe relaciones dentro de relaciones o relaciones como valores de atributos dentro de tuplas. Básicamente pide que cada valor de la relación sea ATÓMICO. Por lo tanto, analizamos las tablas para buscar algún atributo que no sea presentado de forma atómica. Nos dimos cuenta que dos atributos no se encontraban en 1FN. En P puede verse que los atributos “PRODUCTOS” y  “RUBRO” no se encontraban en 1FN, ya que tenían varios valores(tuplas) en una misma casilla. Luego para adaptarlas a la primera forma normal, creamos una nueva tabla para cada relación. Para esta tabla desanimamos las tuplas en valores atómicos dentro de su mismo atributo y luego agregamos los atributos que servían como PK(primary key) de la relación original. De esta manera cada tabla contenía la PK de la relación original y luego en otro atributo cada valor de la tupla que vivía dentro de una misma casilla en la relación original. </text:p>
      <text:p text:style-name="Text_20_body"/>
      <text:p text:style-name="P5">Respuesta c)</text:p>
      <text:p text:style-name="P8"><text:line-break/><text:line-break/><text:line-break/></text:p>
      <text:p text:style-name="P5">Respuesta d) En este punto debiamos descomponer </text:p>
      <text:p text:style-name="Text_20_body"><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opacity draw:name="Transparency_20_1" draw:display-name="Transparency 1" draw:style="linear" draw:start="100%" draw:end="10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072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order="0.06pt double #2a6099" style:border-line-width="0.026cm 0.004cm 0.053cm" fo:padding="0.049cm" style:writing-mode="lr-tb" draw:opacity-name="Transparency_20_1"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499cm" fo:margin-right="0.499cm" fo:margin-bottom="0.499cm" fo:background-color="transparent" style:dynamic-spacing="false" draw:fill="none"/>
      </style:header-style>
      <style:footer-style>
        <style:header-footer-properties fo:min-height="0.998cm" fo:margin-left="0cm" fo:margin-right="0cm" fo:margin-top="0.499cm" fo:background-color="transparent" style:dynamic-spacing="false" draw:fill="none"/>
      </style:footer-style>
    </style:page-layout>
    <style:style style:name="Mdp1" style:family="drawing-page">
      <style:drawing-page-properties draw:opacity-name="Transparency_20_1"/>
    </style:style>
  </office:automatic-styles>
  <office:master-styles>
    <style:master-page style:name="Standard" style:page-layout-name="Mpm1"/>
    <style:master-page style:name="First_20_Page" style:display-name="First Page" style:page-layout-name="Mpm2" draw:style-name="Mdp1" style:next-style-name="Standard">
      <style:header>
        <text:p text:style-name="MP1"><draw:frame draw:style-name="Mfr1" draw:name="Imagen1" text:anchor-type="char" svg:x="6.186cm" svg:y="-2.133cm" svg:width="2.021cm" svg:height="2.016cm" draw:z-index="0"><draw:image xlink:href="Pictures/10000001000004B0000004B71E714CCFBF7EBED9.png" xlink:type="simple" xlink:show="embed" xlink:actuate="onLoad" draw:mime-type="image/png"/></draw:frame></text:p>
      </style:header>
      <style:footer>
        <text:p text:style-name="Footer"/>
      </style:footer>
    </style:master-page>
    <style:master-page style:name="Index"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14T16:41:33.064000000</meta:creation-date>
    <dc:date>2023-05-14T16:49:02.262000000</dc:date>
    <meta:editing-duration>PT7M36S</meta:editing-duration>
    <meta:editing-cycles>1</meta:editing-cycles>
    <meta:document-statistic meta:table-count="0" meta:image-count="1" meta:object-count="0" meta:page-count="3" meta:paragraph-count="30" meta:word-count="494" meta:character-count="3002" meta:non-whitespace-character-count="2510"/>
    <meta:generator>LibreOffice/7.3.0.3$Windows_X86_64 LibreOffice_project/0f246aa12d0eee4a0f7adcefbf7c878fc2238db3</meta:generator>
  </office:meta>
</office:document-meta>
</file>